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Arial1" fo:font-size="12pt" style:font-size-asian="12pt" style:font-size-complex="12pt"/>
    </style:style>
    <style:style style:name="P2" style:family="paragraph" style:parent-style-name="Standard">
      <style:paragraph-properties fo:margin-top="0cm" fo:margin-bottom="0cm" style:contextual-spacing="false" style:line-height-at-least="0.176cm" fo:text-align="justify" style:justify-single-word="false"/>
      <style:text-properties style:text-position="0% 100%" style:font-name="Arial1" fo:font-size="12pt" style:font-size-asian="12pt" style:font-name-complex="Arial2" style:font-size-complex="12pt"/>
    </style:style>
    <style:style style:name="P3" style:family="paragraph" style:parent-style-name="Standard">
      <style:paragraph-properties fo:margin-top="0cm" fo:margin-bottom="0cm" style:contextual-spacing="false" style:line-height-at-least="0.176cm" fo:text-align="justify" style:justify-single-word="false"/>
      <style:text-properties style:text-position="0% 100%" style:font-name="Arial1" fo:font-size="12pt" style:font-size-asian="12pt" style:font-size-complex="12pt"/>
    </style:style>
    <style:style style:name="P4" style:family="paragraph" style:parent-style-name="Standard" style:master-page-name="Standard">
      <style:paragraph-properties fo:margin-top="0cm" fo:margin-bottom="0cm" style:contextual-spacing="false" style:line-height-at-least="0.176cm" fo:text-align="justify" style:justify-single-word="false" style:page-number="auto"/>
      <style:text-properties style:text-position="0% 100%" style:font-name="Arial1" fo:font-size="12pt" style:font-size-asian="12pt" style:font-size-complex="12pt"/>
    </style:style>
    <style:style style:name="P5" style:family="paragraph" style:parent-style-name="Standard">
      <style:paragraph-properties fo:margin-left="0cm" fo:margin-right="-0.004cm" fo:margin-top="0cm" fo:margin-bottom="0cm" style:contextual-spacing="false" fo:line-height="100%" fo:text-align="justify" style:justify-single-word="false" fo:text-indent="0cm" style:auto-text-indent="false"/>
      <style:text-properties style:text-position="0% 100%" style:font-name="Arial1" fo:font-size="12pt" style:font-size-asian="12pt" style:font-size-complex="12pt"/>
    </style:style>
    <style:style style:name="P6" style:family="paragraph" style:parent-style-name="Standard">
      <style:paragraph-properties fo:margin-left="0cm" fo:margin-right="-0.004cm" fo:margin-top="0.494cm" fo:margin-bottom="0cm" style:contextual-spacing="false" fo:line-height="100%" fo:text-align="justify" style:justify-single-word="false" fo:text-indent="0cm" style:auto-text-indent="false"/>
      <style:text-properties style:text-position="0% 100%" style:font-name="Arial1" fo:font-size="12pt" style:font-size-asian="12pt" style:font-size-complex="12pt"/>
    </style:style>
    <style:style style:name="P7" style:family="paragraph" style:parent-style-name="Header">
      <style:paragraph-properties fo:margin-top="0.423cm" fo:margin-bottom="0cm" style:contextual-spacing="false" fo:text-align="center" style:justify-single-word="false"/>
    </style:style>
    <style:style style:name="T1" style:family="text">
      <style:text-properties style:font-name="Arial" fo:font-size="16pt" style:font-size-asian="16pt" style:font-name-complex="Arial2" style:font-size-complex="16pt"/>
    </style:style>
    <style:style style:name="T2" style:family="text">
      <style:text-properties style:font-name="Arial" fo:font-size="16pt" style:font-name-asian="Calibri1" style:font-size-asian="16pt" style:language-asian="en" style:country-asian="US" style:font-name-complex="Arial2" style:font-size-complex="16pt"/>
    </style:style>
    <style:style style:name="T3" style:family="text">
      <style:text-properties style:text-position="super 58%" style:font-name="Arial" fo:font-size="16pt" style:font-name-asian="Calibri1" style:font-size-asian="16pt" style:language-asian="en" style:country-asian="US" style:font-name-complex="Arial2" style:font-size-complex="16pt"/>
    </style:style>
    <style:style style:name="T4" style:family="text">
      <style:text-properties fo:font-weight="bold" style:font-weight-asian="bold"/>
    </style:style>
    <style:style style:name="T5" style:family="text">
      <style:text-properties fo:font-size="16pt" style:font-size-asian="16pt" style:font-name-complex="Arial2" style:font-size-complex="16pt"/>
    </style:style>
    <style:style style:name="T6" style:family="text">
      <style:text-properties fo:font-size="16pt" style:font-name-asian="Calibri1" style:font-size-asian="16pt" style:language-asian="en" style:country-asian="US" style:font-name-complex="Arial2" style:font-size-complex="16pt"/>
    </style:style>
    <style:style style:name="T7" style:family="text">
      <style:text-properties style:font-name-complex="Arial2"/>
    </style:style>
    <style:style style:name="T8" style:family="text">
      <style:text-properties style:font-name-asian="Calibri1" style:language-asian="en" style:country-asian="US"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El día 25 de marzo de 1936, un terremoto de lucha popular sacudió Extremadura. Durante la madrugada de ese día, bajo un aguacero y al grito de ¡Viva la República! por las fuerzas republicanas y <text:s/>¡Tierra y Liberta! por los anarcosindicalistas,' <text:s/>decenas de miles de campesinos y campesinas sin tierra (alrededor de 80.000 según las fuentes más fidedignas), de forma pacífica y sin que se produjera incidente alguno con propietarios o fuerzas del Estado, recuperaron más de tres mil fincas que sumaban casi 250.000 hectáreas en prácticamente todos los términos municipales de nuestra tierra, en lo que, sin lugar a dudas, constituye una de las mayores movilizaciones populares de nuestra historia.</text:span></text:p>
      <text:p text:style-name="P2"/>
      <text:p text:style-name="P5"><text:span text:style-name="T8">Este hito sin precedentes fue organizado y puesto en práctica por los centros obreros de cada localidad en unos momentos de gran efervescencia política y social, un mes después de que el Frente Popular obtuviera el triunfo en las elecciones y se abrieran nuevas perspectivas y expectativas entre las capas populares que no estaban dispuestas a permitir, de nuevo, que sus anhelos y sueños se vieran truncados por la lentitud en la puesta en práctica de las reformas.</text:span></text:p>
      <text:p text:style-name="P2"/>
      <text:p text:style-name="P3"><text:span text:style-name="T7">En Badajoz, estos hechos tuvieron como consecuencia una de las represiones más cruentas de toda la Guerra Civil española. La tarde del 14 de Agosto de 1936, 2.250 legionarios, 750 regulares marroquíes y cinco baterías de artillería, al mando del Teniente Coronel Juan Yagüe, y tras bombardear la ciudad por tierra y por aire con aviones del régimen fascista de la Italia de Mussolini, consiguieron romper la defensa de la ciudad defendida por 3.000 milicianas y milicianos republicanos, <text:s/>anarcosindicalistas, anarquistas, comunistas y socialistas, muchos de ellos braceros que habían participado en la <text:s/>recuperación de las tierras meses antes y de unos 500 soldados leales a la legitimidad republicana.</text:span></text:p>
      <text:p text:style-name="P6"><text:span text:style-name="T8">Es posible que Badajoz sea la ciudad española en que, en relación con su población, un mayor número de personas fueran asesinadas a consecuencia del golpe militar y de la masacre realizada tras su ocupación en agosto de 1936. El cementerio de San Juan, la vieja plaza de toros y otros lugares de la ciudad, pertenecen a la historia silenciada y oculta de Badajoz. En estos lugares fueron asesinadas muchas personas que pasaron luego a las fosas comunes abiertas en el interior de dicho cementerio, hechos de los que existe documentación gráfica, como son las imágenes captadas por el cámara periodista francés René Brut que dieron la vuelta al mundo.</text:span></text:p>
      <text:p text:style-name="P3"><text:bookmark text:name="_GoBack"/><text:span text:style-name="T7">Aquel 14 de agosto, la ciudad cayó en manos de las fuerzas dirigidas por los generales traidores a la República que, bendecidos por el clero y aplaudidos por la oligarquía, desencadenaron una represión cruenta con base en el calculado plan de exterminio que los sublevados tenían previsto desde el principio, represión que todavía hoy está grabada a fuego en la memoria colectiva del pueblo de Badajoz.<text:line-break/></text:span></text:p>
      <text:p text:style-name="P3"><text:span text:style-name="T7">De los muchos testimonios recogidos en el libro del historiador Francisco Espinosa, La columna de la muerte, destaca el de un médico que más tarde pudo llegar a zona republicana y que relató los hechos así: </text:span></text:p>
      <text:p text:style-name="P3"><text:span text:style-name="T7"><text:tab/>El ataque por parte de los facciosos de la gran columna con moros y legionarios procedentes de Andalucía comenzó con una tan terrible preparación artillería y aviación y con un bombardeo tan horroroso y prolongado que la población, aterrorizada y cogida casi por sorpresa, se dejó dominar por el pánico entregándose a los invasores. La entrada de éstos en Badajoz fue algo terriblemente </text:span><text:soft-page-break/><text:span text:style-name="T7">espantoso. El saqueo, los atropellos de toda clase a la población civil, los asesinatos de gente indefensa, etc., fueron la nota constante. Esta ignominia culminará con el fusilamiento de centenares de obreros en la plaza de toros por los falangistas, tal como ha explicado la prensa mundial.</text:span></text:p>
      <text:p text:style-name="P2"/>
      <text:p text:style-name="P3"><text:span text:style-name="T7">El número exacto de víctimas a día de hoy sigue siendo un enigma, aunque la más aceptada es la del propio artífice de La Matanza, que confesó al periodista americano John T. Whitaker: “Claro que los fusilamos. ¿Qué esperaba? ¿Suponía que iba a llevar a más de 4.000 rojos conmigo mientras mi columna avanzaba contra reloj? ¿Suponía que iba a dejarlos sueltos a mi espalda y dejar que volvieran a edificar una Badajoz roja?”</text:span></text:p>
      <text:p text:style-name="P2"/>
      <text:p text:style-name="P3"><text:span text:style-name="T7">Hechos como los acaecidos hoy 78 años, cuyo fin no es otro que instalar un régimen de represión, persecución permanente y asesinato contra la construcción de poder <text:s/>popular en las etapas históricas en que la careta de falsa democracia no es capaz de esconder la explotación y el robo clamoroso que sostiene el sistema capitalista para el mantenimiento de los privilegios de unos pocos a costa de la mayoría trabajadora.</text:span></text:p>
      <text:p text:style-name="P2"/>
      <text:p text:style-name="P3"><text:span text:style-name="T7">A día de hoy, cuando se derrumban las fantasías de la prosperidad capitalista ante una crisis económica sin precedentes que el propio mercado ha provocado, el antifascismo tiene que contribuir a la recomposición de fuerzas populares para organizar la respuesta colectiva a los ataques del poder, entendiendo que el origen de la institucionalidad actual del Estado español no se encuentra en el apaño constitucional del 78, sino en la victoria del bando nacional-católico en 1939. Esa es la razón por la cual las instituciones y las organizaciones de la base social del régimen intentan borrar nuestra memoria, es por eso que aquellos que se dicen “socialistas” derribaron la Plaza de Toros en 2002, es por eso que el Ayuntamiento franquista de esta ciudad tiró y reconstruyó las tapias del cementerio donde asesinaron a los defensores de nuestra libertad. Y es que, como dijo Fraga (fundador del Partido Popular), "El franquismo ha sentado las bases para una España con más orden. De hecho, no hay más que comparar la España de hoy con la de los años treinta." Este es su orden y esta es su España.</text:span></text:p>
      <text:p text:style-name="P2"/>
      <text:p text:style-name="P3"><text:span text:style-name="T7">Por todo ello, pensamos que el combate antifascista debe tener por objetivo hoy, como ayer, la construcción de una sociedad diferente, diametralmente opuesta al proyecto del capital internacional, de la oligarquía española y los caciques, en la que la tierra sea para <text:s/>el pueblo, en la que la economía esté en manos de la clase trabajadora y se encuentre al servicio de toda la población en vez de servir a los intereses de una minoría parásita; una sociedad en que la igualdad de derechos de hombres y mujeres sea un hecho y no una declaración de intenciones sobre el papel, sin discriminación por razón de nacionalidad, raza u orientación sexual; una sociedad sin imperialismo, que permita la autodeterminación de todos los pueblos (también de las distintas nacionalidades del Estado español) y el mantenimiento de nuestras culturas, lenguas y naturaleza.</text:span></text:p>
      <text:p text:style-name="P2"/>
      <text:p text:style-name="P3"><text:span text:style-name="T7">El Fascismo en la actualidad no es exclusivamente la ideología de unas pequeñas bandas criminales, si no de aquellos partidos al servicio del capital (y muchos países de la U.E.) lo ha convertido en política de estado con sus políticas criminales de recortes sociales, en sanidad, educación, etc... Diseñadas exclusivamente para </text:span><text:soft-page-break/><text:span text:style-name="T7">provocar miedo y esclavitud en las clases más desfavorecidas con la intención de beneficiar ideológica y económicamente a una minoría capitalista y que, sin embargo, posee casi toda la riqueza existente. Como antifascistas, somos en consecuencia anticapitalistas, pues como ya se preguntó Bertolt Brecht, “¿de qué sirve decir la verdad sobre el fascismo que se condena si no se dice nada contra el</text:span> <text:span text:style-name="T7">capitalismo que lo origina? Una verdad de este género no reporta ninguna utilidad práctica.”</text:span></text:p>
      <text:p text:style-name="P2"/>
      <text:p text:style-name="P3"><text:span text:style-name="T7">El mejor homenaje continuar la lucha.</text:span></text:p>
      <text:p text:style-name="P2"/>
      <text:p text:style-name="P2"/>
      <text:p text:style-name="P3"><text:span text:style-name="T7">NO OLVIDAMOS, NO PERDONAMOS. EXIGIMOS JUSTICIA Y REPARACIÓN</text:span></text:p>
      <text:p text:style-name="P2"/>
      <text:p text:style-name="P1"><text:span text:style-name="T7">¡NO PASAR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 svg:font-family="F"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Lucida Sans Unicode" style:font-size-asian="11pt" style:language-asian="es" style:country-asian="ES" style:font-name-complex="F" style:font-size-complex="11pt" style:language-complex="ar" style:country-complex="SA"/>
    </style:default-style>
    <style:default-style style:family="paragraph">
      <style:paragraph-properties fo:margin-top="0cm" fo:margin-bottom="0.353cm" style:contextual-spacing="false" fo:line-height="115%" fo:orphans="0" fo:widows="0" fo:hyphenation-ladder-count="no-limit" style:text-autospace="ideograph-alpha" style:punctuation-wrap="hanging" style:line-break="strict" style:tab-stop-distance="1.249cm" style:vertical-align="baseline" style:writing-mode="page"/>
      <style:text-properties style:use-window-font-color="true" style:font-name="Calibri" fo:font-size="11pt" fo:language="es" fo:country="ES" style:letter-kerning="true" style:font-name-asian="Lucida Sans Unicode" style:font-size-asian="11pt" style:language-asian="es" style:country-asian="E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text-position="super 58%"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Pie_20_de_20_foto" style:display-name="Pie de foto" style:family="paragraph" style:parent-style-name="Standard" style:default-outline-level="">
      <style:paragraph-properties fo:margin-top="0.212cm" fo:margin-bottom="0.212cm"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423cm" fo:margin-bottom="0cm" style:contextual-spacing="false" fo:text-align="center" style:justify-single-word="false"/>
    </style:style>
    <style:style style:name="MT1" style:family="text">
      <style:text-properties fo:font-weight="bold" style:font-weight-asian="bold"/>
    </style:style>
    <style:page-layout style:name="Mpm1">
      <style:page-layout-properties fo:page-width="21.001cm" fo:page-height="29.7cm" style:num-format="1" style:print-orientation="portrait" fo:margin-top="1.251cm" fo:margin-bottom="2.501cm" fo:margin-left="2.501cm" fo:margin-right="2.501cm" style:writing-mode="lr-tb" style:layout-grid-color="#c0c0c0" style:layout-grid-lines="2469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MT1">MANIFIESTO UNITARIO AGOSTO ANTIFASCIST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meta:initial-creator>
    <meta:editing-cycles>3</meta:editing-cycles>
    <meta:print-date>2014-07-26T20:43:00</meta:print-date>
    <meta:creation-date>2014-08-13T13:19:00</meta:creation-date>
    <dc:date>2014-08-15T21:01:19.492608677</dc:date>
    <meta:editing-duration>PT8S</meta:editing-duration>
    <meta:generator>LibreOffice/4.2.4.2$Linux_x86 LibreOffice_project/420m0$Build-2</meta:generator>
    <meta:document-statistic meta:table-count="0" meta:image-count="0" meta:object-count="0" meta:page-count="3" meta:paragraph-count="16" meta:word-count="1236" meta:character-count="7566" meta:non-whitespace-character-count="6337"/>
    <meta:user-defined meta:name="AppVersion">14.0000</meta:user-defined>
    <meta:user-defined meta:name="Company">Gerencia Informatica de la 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